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8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9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/>
      <style:text-properties fo:color="#ff860d" loext:opacity="100%" fo:background-color="transparent"/>
    </style:style>
    <style:style style:name="P5" style:family="paragraph">
      <loext:graphic-properties draw:fill="none"/>
      <style:text-properties fo:color="#ff5429" loext:opacity="100%" fo:background-color="transparen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127622" loext:opacity="100%" fo:font-size="15pt" fo:background-color="transparent"/>
    </style:style>
    <style:style style:name="P8" style:family="paragraph">
      <loext:graphic-properties draw:fill="none"/>
      <style:text-properties fo:color="#729fcf" loext:opacity="100%" fo:background-color="transparent"/>
    </style:style>
    <style:style style:name="P9" style:family="paragraph">
      <loext:graphic-properties draw:fill="none"/>
      <style:text-properties fo:color="#5eb91e" loext:opacity="100%"/>
    </style:style>
    <style:style style:name="P10" style:family="paragraph">
      <loext:graphic-properties draw:fill="none"/>
      <style:text-properties fo:color="#f10d0c" loext:opacity="100%" fo:font-size="15pt" fo:background-color="transparent"/>
    </style:style>
    <style:style style:name="P11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ff5429" loext:opacity="100%" style:font-name="3270 Nerd Font" fo:font-weight="bold" fo:background-color="transparent"/>
    </style:style>
    <style:style style:name="T3" style:family="text">
      <style:text-properties fo:color="#127622" loext:opacity="100%" style:font-name="3270 Nerd Font" fo:font-size="15pt" fo:font-weight="bold" fo:background-color="transparent"/>
    </style:style>
    <style:style style:name="T4" style:family="text">
      <style:text-properties fo:color="#729fcf" loext:opacity="100%" style:font-name="3270 Nerd Font" fo:font-weight="bold" fo:background-color="transparent"/>
    </style:style>
    <style:style style:name="T5" style:family="text">
      <style:text-properties fo:color="#f10d0c" loext:opacity="100%" style:font-name="3270 Nerd Font" fo:font-size="15pt" fo:font-weight="bold" fo:background-color="transparent"/>
    </style:style>
    <style:style style:name="T6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6.2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.7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line draw:style-name="gr4" draw:text-style-name="P4" draw:layer="layout" svg:x1="7.05cm" svg:y1="10.399cm" svg:x2="7.05cm" svg:y2="8.899cm">
          <text:p/>
        </draw:line>
        <draw:line draw:style-name="gr4" draw:text-style-name="P4" draw:layer="layout" svg:x1="12.13cm" svg:y1="10.399cm" svg:x2="12.13cm" svg:y2="8.899cm">
          <text:p/>
        </draw:line>
        <draw:line draw:style-name="gr4" draw:text-style-name="P4" draw:layer="layout" svg:x1="12.13cm" svg:y1="8.899cm" svg:x2="7.05cm" svg:y2="8.899cm">
          <text:p/>
        </draw:line>
        <draw:frame draw:style-name="gr5" draw:text-style-name="P5" draw:layer="layout" svg:width="2.223cm" svg:height="1.115cm" svg:x="8.452cm" svg:y="7.974cm">
          <draw:text-box>
            <text:p><text:span text:style-name="T2">Boot</text:span></text:p>
          </draw:text-box>
        </draw:frame>
        <draw:path draw:style-name="gr6" draw:text-style-name="P6" draw:layer="layout" svg:width="6.426cm" svg:height="2.408cm" draw:transform="skewX (0.321315115292156) rotate (-0.321664181142555) translate (7.30232402498365cm 18.2970265204996cm)" svg:viewBox="0 0 6427 2409" svg:d="M0 2409c4016 0 6427-2409 6427-2409">
          <text:p/>
        </draw:path>
        <draw:frame draw:style-name="gr7" draw:text-style-name="P7" draw:layer="layout" svg:width="2.858cm" svg:height="0.975cm" svg:x="8.002cm" svg:y="21.052cm">
          <draw:text-box>
            <text:p><text:span text:style-name="T3">Adjust</text:span></text:p>
          </draw:text-box>
        </draw:frame>
        <draw:frame draw:style-name="gr5" draw:text-style-name="P8" draw:layer="layout" svg:width="1.27cm" svg:height="1.115cm" svg:x="1.052cm" svg:y="2.322cm">
          <draw:text-box>
            <text:p><text:span text:style-name="T4">QU</text:span></text:p>
          </draw:text-box>
        </draw:frame>
        <draw:path draw:style-name="gr8" draw:text-style-name="P6" draw:layer="layout" svg:width="6.5cm" svg:height="2.019cm" draw:transform="skewX (0.572817060504539) rotate (-0.157603231455088) translate (2.22199848023586cm 3.17500169719256cm)" svg:viewBox="0 0 6501 2020" svg:d="M0 0c5363-1 6501 2020 6501 2020">
          <text:p/>
        </draw:path>
        <draw:line draw:style-name="gr9" draw:text-style-name="P9" draw:layer="layout" svg:x1="11.868cm" svg:y1="13.087cm" svg:x2="13.4cm" svg:y2="13.087cm">
          <text:p/>
        </draw:line>
        <draw:frame draw:style-name="gr7" draw:text-style-name="P10" draw:layer="layout" svg:width="2.858cm" svg:height="0.975cm" svg:x="11.077cm" svg:y="13.305cm">
          <draw:text-box>
            <text:p><text:span text:style-name="T5">FN</text:span></text:p>
          </draw:text-box>
        </draw:frame>
        <draw:path draw:style-name="gr8" draw:text-style-name="P6" draw:layer="layout" svg:width="3.49cm" svg:height="1.819cm" draw:transform="skewX (-0.215722695546499) rotate (0.254469004940773) translate (11.2916974795711cm 4.3237229336742cm)" svg:viewBox="0 0 3491 1820" svg:d="M3491 0c-2880 0-3491 1820-3491 1820">
          <text:p/>
        </draw:path>
        <draw:frame draw:style-name="gr10" draw:text-style-name="P11" draw:layer="layout" svg:width="2.222cm" svg:height="0.827cm" svg:x="13.717cm" svg:y="2.47cm">
          <draw:text-box>
            <text:p><text:span text:style-name="T6">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28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1-09T23:14:28.636032157</dc:date>
    <meta:editing-duration>P2DT8H34M12S</meta:editing-duration>
    <meta:editing-cycles>228</meta:editing-cycles>
    <meta:generator>LibreOffice/24.2.5.2$Linux_X86_64 LibreOffice_project/420$Build-2</meta:generator>
    <meta:document-statistic meta:object-count="153"/>
  </office:meta>
</office:document-meta>
</file>